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8C366133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9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09cm"/>
    </style:style>
    <style:style style:name="gr7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3cm" draw:fontwork-style="rotate" draw:fontwork-distance="0cm" draw:fontwork-start="0cm" draw:fontwork-mirror="true" draw:fontwork-shadow-offset-x="0cm" draw:fontwork-shadow-offset-y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 draw:fontwork-style="rotate" draw:fontwork-distance="0cm" draw:fontwork-start="0cm" draw:fontwork-mirror="true" draw:fontwork-shadow-offset-x="0cm" draw:fontwork-shadow-offset-y="0cm"/>
    </style:style>
    <style:style style:name="gr1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1.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1.83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fo:min-height="17.685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subtitle">
      <style:graphic-properties draw:fill-color="#ffffff" draw:auto-grow-height="true" fo:min-height="17.936cm"/>
    </style:style>
    <style:style style:name="pr9" style:family="presentation" style:parent-style-name="Default-subtitle" style:list-style-name="L5">
      <style:graphic-properties draw:fill-color="#ffffff" draw:auto-grow-height="true" fo:min-height="13.86cm"/>
    </style:style>
    <style:style style:name="pr10" style:family="presentation" style:parent-style-name="Default-subtitle">
      <style:graphic-properties draw:fill-color="#ffffff" fo:min-height="13.609cm"/>
    </style:style>
    <style:style style:name="pr11" style:family="presentation" style:parent-style-name="Default-title">
      <style:graphic-properties fo:min-height="2.245cm"/>
    </style:style>
    <style:style style:name="pr12" style:family="presentation" style:parent-style-name="Default-subtitle" style:list-style-name="L7">
      <style:graphic-properties draw:fill-color="#ffffff" fo:min-height="13.609cm"/>
    </style:style>
    <style:style style:name="pr13" style:family="presentation" style:parent-style-name="Default-subtitle" style:list-style-name="L8">
      <style:graphic-properties draw:fill-color="#ffffff" fo:min-height="13.609cm"/>
    </style:style>
    <style:style style:name="pr14" style:family="presentation" style:parent-style-name="Default-title">
      <style:graphic-properties fo:min-height="3.256cm"/>
    </style:style>
    <style:style style:name="pr15" style:family="presentation" style:parent-style-name="Default-notes">
      <style:graphic-properties draw:fill-color="#ffffff" fo:min-height="12.32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text-properties fo:color="#800080" fo:font-size="40pt" style:font-size-asian="40pt" style:font-size-complex="40pt"/>
    </style:style>
    <style:style style:name="P7" style:family="paragraph">
      <style:paragraph-properties fo:text-align="center"/>
      <style:text-properties fo:color="#800080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40pt" style:font-size-asian="40pt" style:font-size-complex="40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fo:color="#800080" fo:font-family="Mathematica3" style:font-charset="x-symbol" fo:font-size="60pt" style:font-family-asian="Mathematica3" style:font-charset-asian="x-symbol" style:font-size-asian="60pt" style:font-family-complex="Mathematica3" style:font-charset-complex="x-symbol" style:font-size-complex="60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text-properties fo:color="#800080" fo:font-family="'Courier New'" style:font-style-name="Bold" style:font-family-generic="modern" style:font-pitch="fixed" fo:font-size="24pt" fo:font-weight="bold" style:font-size-asian="26pt" style:font-size-complex="26pt"/>
    </style:style>
    <style:style style:name="P17" style:family="paragraph"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text-align="start"/>
      <style:text-properties fo:font-size="44pt" style:font-size-asian="44pt" style:font-size-complex="44pt"/>
    </style:style>
    <style:style style:name="P20" style:family="paragraph">
      <style:text-properties fo:color="#800080" fo:font-family="'Courier New'" style:font-style-name="Bold" style:font-family-generic="modern" style:font-pitch="fixed" fo:font-size="28pt" fo:font-weight="bold" style:font-size-asian="28pt" style:font-size-complex="28pt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32pt"/>
    </style:style>
    <style:style style:name="P23" style:family="paragraph">
      <style:text-properties fo:font-size="32pt" fo:font-style="italic" style:font-size-asian="32pt" style:font-style-asian="italic" style:font-size-complex="32pt" style:font-style-complex="italic"/>
    </style:style>
    <style:style style:name="P24" style:family="paragraph">
      <style:text-properties fo:font-size="44pt" fo:font-style="normal" style:font-size-asian="44pt" style:font-style-asian="normal" style:font-size-complex="44pt" style:font-style-complex="normal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8000" fo:font-size="24pt" style:font-size-asian="24pt" style:font-size-complex="2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use-window-font-color="true" style:text-outline="false" style:text-line-through-style="none" fo:font-family="Mathematica3" style:font-pitch="variable" style:font-charset="x-symbol" fo:font-size="60pt" fo:font-style="normal" fo:text-shadow="none" style:text-underline-style="none" fo:font-weight="normal" style:letter-kerning="true" style:font-family-asian="SimSun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800080" fo:font-size="40pt" style:font-size-asian="40pt" style:font-size-complex="40pt"/>
    </style:style>
    <style:style style:name="T11" style:family="text">
      <style:text-properties fo:color="#80008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000000" style:text-position="super 60%" fo:font-size="40pt" style:font-size-asian="40pt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Mathematica3" style:font-pitch="variable" style:font-charset="x-symbol" fo:font-size="60pt" fo:font-style="normal" fo:text-shadow="none" style:text-underline-style="none" fo:font-weight="normal" style:letter-kerning="true" style:font-family-asian="SimSun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super 60%" fo:font-size="44pt" style:font-size-asian="44pt" style:font-size-complex="44pt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0000" style:text-outline="false" style:text-line-through-style="none" fo:font-family="Mathematica3" style:font-pitch="variable" style:font-charset="x-symbol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super 60%" fo:font-size="40pt" style:font-size-asian="40pt" style:font-size-complex="4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position="sub 70%" fo:font-style="italic" style:font-style-asian="italic" style:font-style-complex="italic"/>
    </style:style>
    <style:style style:name="T29" style:family="text">
      <style:text-properties style:use-window-font-color="true" style:text-outline="false" style:text-line-through-style="none" style:text-position="20% 4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text-position="sub 70%" fo:font-size="40pt" fo:font-weight="bold" style:font-size-asian="40pt" style:font-weight-asian="bold" style:font-size-complex="40pt" style:font-weight-complex="bold"/>
    </style:style>
    <style:style style:name="T31" style:family="text">
      <style:text-properties style:text-position="super 70%" fo:font-size="40pt" fo:font-weight="bold" style:font-size-asian="40pt" style:font-weight-asian="bold" style:font-size-complex="40pt" style:font-weight-complex="bold"/>
    </style:style>
    <style:style style:name="T32" style:family="text">
      <style:text-properties style:use-window-font-color="true" style:text-outline="false" style:text-line-through-style="none" style:text-position="20% 4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position="super 7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00" style:text-outline="false" style:text-line-through-style="none" style:text-position="20% 4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800080" style:text-outline="false" style:text-line-through-style="none" fo:font-family="Mathematica3" style:font-charset="x-symbol" fo:font-size="60pt" fo:font-style="normal" fo:text-shadow="none" style:text-underline-style="none" fo:font-weight="normal" style:letter-kerning="true" style:font-family-asian="Mathematica3" style:font-charset-asian="x-symbol" style:font-size-asian="60pt" style:font-style-asian="normal" style:font-weight-asian="normal" style:font-family-complex="Mathematica3" style:font-charset-complex="x-symbol" style:font-size-complex="6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800080" fo:font-family="'Courier New'" style:font-style-name="Bold" style:font-family-generic="modern" style:font-pitch="fixed" fo:font-size="24pt" fo:font-weight="bold" style:font-size-asian="26pt" style:font-size-complex="26pt"/>
    </style:style>
    <style:style style:name="T41" style:family="text">
      <style:text-properties fo:color="#800080" fo:font-family="'Courier New'" style:font-style-name="Bold" style:font-family-generic="modern" style:font-pitch="fixed" fo:font-size="48pt" fo:font-weight="normal" style:font-size-asian="48pt" style:font-weight-asian="normal" style:font-size-complex="48pt" style:font-weight-complex="normal"/>
    </style:style>
    <style:style style:name="T42" style:family="text">
      <style:text-properties fo:color="#00808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008080" fo:font-weight="bold" style:font-weight-asian="bold" style:font-weight-complex="bold"/>
    </style:style>
    <style:style style:name="T44" style:family="text">
      <style:text-properties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T45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46" style:family="text">
      <style:text-properties fo:font-size="44pt" fo:font-style="italic" style:font-size-asian="44pt" style:font-style-asian="italic" style:font-size-complex="44pt" style:font-style-complex="italic"/>
    </style:style>
    <style:style style:name="T47" style:family="text">
      <style:text-properties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800080" fo:font-family="'Courier New'" style:font-style-name="Bold" style:font-family-generic="modern" style:font-pitch="fixed" fo:font-size="28pt" fo:font-weight="bold" style:font-size-asian="28pt" style:font-size-complex="28pt"/>
    </style:style>
    <style:style style:name="T49" style:family="text">
      <style:text-properties fo:font-size="32pt"/>
    </style:style>
    <style:style style:name="T50" style:family="text">
      <style:text-properties fo:color="#2300dc" fo:font-size="32pt" fo:font-weight="bold" style:font-weight-asian="bold" style:font-weight-complex="bold"/>
    </style:style>
    <style:style style:name="T51" style:family="text">
      <style:text-properties fo:font-size="32pt" fo:font-style="italic" style:font-style-asian="italic" style:font-style-complex="italic"/>
    </style:style>
    <style:style style:name="T52" style:family="text">
      <style:text-properties fo:font-size="32pt" fo:font-weight="normal" style:font-weight-asian="normal" style:font-weight-complex="normal"/>
    </style:style>
    <style:style style:name="T53" style:family="text">
      <style:text-properties fo:font-size="32pt" fo:font-style="italic" style:font-size-asian="32pt" style:font-style-asian="italic" style:font-size-complex="32pt" style:font-style-complex="italic"/>
    </style:style>
    <style:style style:name="T54" style:family="text">
      <style:text-properties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.65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65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65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65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65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65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65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65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65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1.65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27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27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27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27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27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27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27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1.27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1.778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77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77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778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778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778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77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778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778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1.778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min-label-width="1.905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1.905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1.905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1.905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1.905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1.905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1.905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1.905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1.905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1.905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1.52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2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2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2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2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2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2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2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2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24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4" text:bullet-char="●">
        <style:list-level-properties text:space-before="1.8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5" text:bullet-char="●">
        <style:list-level-properties text:space-before="2.4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6" text:bullet-char="●">
        <style:list-level-properties text:space-before="3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7" text:bullet-char="●">
        <style:list-level-properties text:space-before="3.6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8" text:bullet-char="●">
        <style:list-level-properties text:space-before="4.2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9" text:bullet-char="●">
        <style:list-level-properties text:space-before="4.8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1.016cm"/>
        <style:text-properties fo:font-family="'Microsoft Sans Serif'" style:font-style-name="Regular" style:font-family-generic="swiss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Default" presentation:use-date-time-name="dtd1">
        <draw:frame presentation:style-name="pr1" draw:layer="layout" svg:width="25.199cm" svg:height="11.838cm" svg:x="1.312cm" svg:y="5.247cm">
          <draw:text-box>
            <text:p><text:span text:style-name="T1">Introduction to Genifer</text:span></text:p>
            <text:p><text:span text:style-name="T2">– </text:span><text:span text:style-name="T2">inductive learning</text:span></text:p>
            <text:p/>
            <text:p><text:span text:style-name="T3">source code: <text:s/></text:span><text:span text:style-name="T4">induction1.lisp</text:span></text:p>
            <text:p><text:span text:style-name="T4"><text:s text:c="22"/></text:span><text:span text:style-name="T4">induction2.lisp</text:span></text:p>
            <text:p><text:span text:style-name="T4"><text:s text:c="22"/></text:span><text:span text:style-name="T4">induction3.lis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draw:style-name="gr2" draw:text-style-name="P1" draw:layer="layout" svg:width="18.56cm" svg:height="4.409cm" svg:x="5.252cm" svg:y="7.363cm">
          <draw:text-box>
            <text:p><text:span text:style-name="T5">{ rules } <text:s/></text:span><text:span text:style-name="T6"></text:span><text:span text:style-name="T5"> <text:s/>{ examples }</text:span></text:p>
          </draw:text-box>
        </draw:frame>
        <draw:custom-shape draw:style-name="gr3" draw:text-style-name="P3" draw:layer="layout" svg:width="5.227cm" svg:height="3.498cm" svg:x="1.883cm" svg:y="14.798cm">
          <text:p text:style-name="P2"><text:span text:style-name="T7">set of</text:span></text:p>
          <text:p text:style-name="P2"><text:span text:style-name="T7">rules</text:span></text:p>
          <draw:enhanced-geometry svg:viewBox="0 0 21600 21600" draw:text-areas="800 800 20800 20800" draw:type="round-rectangular-callout" draw:modifiers="24644.9885233359 -29612.80365818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49cm" svg:height="3.715cm" svg:x="20.225cm" svg:y="14.575cm">
          <text:p text:style-name="P2"><text:span text:style-name="T7">set of</text:span></text:p>
          <text:p text:style-name="P2"><text:span text:style-name="T7">examples</text:span></text:p>
          <draw:enhanced-geometry svg:viewBox="0 0 21600 21600" draw:text-areas="800 800 20800 20800" draw:type="round-rectangular-callout" draw:modifiers="-7167.11811023622 -24500.5382131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7.516cm" svg:height="4.939cm" svg:x="9.816cm" svg:y="13.812cm">
          <text:p text:style-name="P2"><text:span text:style-name="T7">“</text:span><text:span text:style-name="T7">proves”</text:span></text:p>
          <text:p text:style-name="P2"><text:span text:style-name="T7">or</text:span></text:p>
          <text:p text:style-name="P2"><text:span text:style-name="T7">“</text:span><text:span text:style-name="T7">derives”</text:span></text:p>
          <draw:enhanced-geometry svg:viewBox="0 0 21600 21600" draw:text-areas="800 800 20800 20800" draw:type="round-rectangular-callout" draw:modifiers="6502.70054543036 -15788.98785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25.452cm" svg:height="4.035cm" svg:x="1.275cm" svg:y="1.218cm">
          <draw:text-box>
            <text:p text:style-name="P2"><text:span text:style-name="T8">Basic equation of</text:span></text:p>
            <text:p text:style-name="P2"><text:span text:style-name="T8">inductive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draw:style-name="gr5" draw:text-style-name="P5" draw:layer="layout" svg:width="8.32cm" svg:height="2.454cm" svg:x="9.933cm" svg:y="1.342cm">
          <draw:text-box>
            <text:p><text:span text:style-name="T8">Example</text:span></text:p>
          </draw:text-box>
        </draw:frame>
        <draw:frame draw:style-name="gr4" draw:text-style-name="P6" draw:layer="layout" svg:width="23.735cm" svg:height="8.126cm" svg:x="2.15cm" svg:y="3.719cm">
          <draw:text-box>
            <text:p><text:span text:style-name="T9">Given:</text:span></text:p>
            <text:p><text:span text:style-name="T10">female(mary), <text:s/>long-hair(mary),</text:span></text:p>
            <text:p><text:span text:style-name="T10">female(jane), <text:s text:c="2"/>long-hair(jane),</text:span></text:p>
            <text:p><text:span text:style-name="T10">female(ann), <text:s text:c="3"/>long-hair(ann),</text:span></text:p>
            <text:p><text:span text:style-name="T10">male(john), <text:s text:c="5"/>short-hair(john).</text:span></text:p>
          </draw:text-box>
        </draw:frame>
        <draw:frame draw:style-name="gr4" draw:text-style-name="P6" draw:layer="layout" svg:width="23.735cm" svg:height="3.401cm" svg:x="2.227cm" svg:y="12.874cm">
          <draw:text-box>
            <text:p><text:span text:style-name="T9">Desired rule:</text:span></text:p>
            <text:p><text:span text:style-name="T10">female(X) </text:span><text:span text:style-name="T11">→</text:span><text:span text:style-name="T10"> long-hair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frame draw:style-name="gr6" draw:text-style-name="P7" draw:layer="layout" svg:width="25.024cm" svg:height="17.259cm" svg:x="1.209cm" svg:y="1.851cm">
          <draw:text-box>
            <text:p text:style-name="P2"><text:span text:style-name="T12">Positive and negative examples</text:span></text:p>
            <text:p><text:span text:style-name="T9"/></text:p>
            <text:p><text:span text:style-name="T9">E</text:span><text:span text:style-name="T13">+ </text:span><text:span text:style-name="T9">=</text:span></text:p>
            <text:p><text:span text:style-name="T10">{ long-hair(mary),</text:span></text:p>
            <text:p><text:span text:style-name="T10"><text:s text:c="2"/></text:span><text:span text:style-name="T10">long-hair(jane), <text:s text:c="16"/></text:span><text:span text:style-name="T9">true</text:span></text:p>
            <text:p><text:span text:style-name="T10"><text:s text:c="2"/></text:span><text:span text:style-name="T10">long-hair(ann) }</text:span></text:p>
            <text:p><text:span text:style-name="T10"/></text:p>
            <text:p><text:span text:style-name="T9">E</text:span><text:span text:style-name="T13">- </text:span><text:span text:style-name="T9">=</text:span></text:p>
            <text:p><text:span text:style-name="T10">{ long-hair(john),</text:span></text:p>
            <text:p><text:span text:style-name="T10"><text:s text:c="2"/></text:span><text:span text:style-name="T10">long-hair(paul) }</text:span></text:p>
          </draw:text-box>
        </draw:frame>
        <draw:custom-shape draw:style-name="gr7" draw:text-style-name="P2" draw:layer="layout" svg:width="1.419cm" svg:height="4.333cm" svg:x="16.565cm" svg:y="7.0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draw:layer="layout" svg:width="1.419cm" svg:height="3.146cm" svg:x="16.794cm" svg:y="14.8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8" draw:layer="layout" svg:width="3.482cm" svg:height="1.908cm" svg:x="18.486cm" svg:y="15.578cm">
          <draw:text-box>
            <text:p><text:span text:style-name="T14">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draw:style-name="gr4" draw:text-style-name="P6" draw:layer="layout" svg:width="23.735cm" svg:height="11.437cm" svg:x="2.152cm" svg:y="3.72cm">
          <draw:text-box>
            <text:p text:style-name="P2"><text:span text:style-name="T12">Background knowledge (B)</text:span></text:p>
            <text:p><text:span text:style-name="T9"/></text:p>
            <text:p><text:span text:style-name="T10">female(mary),</text:span></text:p>
            <text:p><text:span text:style-name="T10">female(jane),</text:span></text:p>
            <text:p><text:span text:style-name="T10">female(ann),</text:span></text:p>
            <text:p><text:span text:style-name="T10">male(john),</text:span></text:p>
            <text:p><text:span text:style-name="T10">male(paul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date-time-name="dtd1">
        <draw:frame presentation:style-name="pr3" draw:layer="layout" svg:width="25.199cm" svg:height="17.685cm" svg:x="1.782cm" svg:y="1.038cm" presentation:class="subtitle" presentation:user-transformed="true">
          <draw:text-box>
            <text:p><text:span text:style-name="T15">More exactly, the equations are:</text:span></text:p>
            <text:p/>
            <text:p><text:span text:style-name="T5">B <text:s text:c="2"/></text:span><text:span text:style-name="T16"><text:s text:c="2"/></text:span><text:span text:style-name="T5">{ rules } <text:s/></text:span><text:span text:style-name="T17"></text:span><text:span text:style-name="T5"> <text:s/>{ e</text:span><text:span text:style-name="T18">+</text:span><text:span text:style-name="T5"> }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B <text:s text:c="2"/></text:span><text:span text:style-name="T19"><text:s text:c="2"/></text:span><text:span text:style-name="T5">{ rules } <text:s/></text:span><text:span text:style-name="T17"></text:span><text:span text:style-name="T5"> <text:s/>{ e</text:span><text:span text:style-name="T18">-</text:span><text:span text:style-name="T5"> }</text:span></text:p>
          </draw:text-box>
        </draw:frame>
        <draw:frame draw:style-name="gr9" draw:text-style-name="P8" draw:layer="layout" svg:width="1.994cm" svg:height="1.913cm" svg:x="8.282cm" svg:y="6.502cm">
          <draw:text-box>
            <text:p><text:span text:style-name="T20">∩</text:span></text:p>
          </draw:text-box>
        </draw:frame>
        <draw:custom-shape draw:style-name="gr3" draw:text-style-name="P9" draw:layer="layout" svg:width="18.943cm" svg:height="3.49cm" svg:x="5.56cm" svg:y="10.62cm">
          <text:p text:style-name="P2"><text:span text:style-name="T14">background knowledge</text:span></text:p>
          <draw:enhanced-geometry svg:viewBox="0 0 21600 21600" draw:text-areas="800 800 20800 20800" draw:type="round-rectangular-callout" draw:modifiers="2624.74662162162 -17547.2930392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2.096cm" svg:height="1.902cm" svg:x="8.398cm" svg:y="15.677cm">
          <draw:text-box>
            <text:p><text:span text:style-name="T20">∩</text:span></text:p>
          </draw:text-box>
        </draw:frame>
        <draw:line draw:style-name="gr11" draw:text-style-name="P2" draw:layer="layout" svg:x1="16.536cm" svg:y1="16.961cm" svg:x2="17.579cm" svg:y2="15.427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 presentation:use-date-time-name="dtd1">
        <draw:frame presentation:style-name="pr4" draw:text-style-name="P11" draw:layer="layout" svg:width="25.199cm" svg:height="13.86cm" svg:x="1.4cm" svg:y="4.914cm" presentation:class="subtitle" presentation:user-transformed="true">
          <draw:text-box>
            <text:p text:style-name="P10"><text:span text:style-name="T14">As you can see, to generate </text:span><text:span text:style-name="T21">each</text:span><text:span text:style-name="T14"> new rule, we need to invoke the </text:span><text:span text:style-name="T22">deduction algorithm</text:span><text:span text:style-name="T14"> to prove that</text:span></text:p>
            <text:p text:style-name="P10"><text:span text:style-name="T14"><text:s text:c="9"/></text:span><text:span text:style-name="T14">B U</text:span><text:span text:style-name="T20"> </text:span><text:span text:style-name="T14">{ rules } </text:span><text:span text:style-name="T23"></text:span><text:span text:style-name="T14"> { e</text:span><text:span text:style-name="T24">+</text:span><text:span text:style-name="T14"> } <text:s text:c="2"/>and</text:span></text:p>
            <text:p text:style-name="P10"><text:span text:style-name="T14"><text:s text:c="9"/></text:span><text:span text:style-name="T14">B U</text:span><text:span text:style-name="T20"> </text:span><text:span text:style-name="T14">{ rules } </text:span><text:span text:style-name="T23"></text:span><text:span text:style-name="T14"> { e</text:span><text:span text:style-name="T24">-</text:span><text:span text:style-name="T14"> }.</text:span></text:p>
            <text:p text:style-name="P10"><text:span text:style-name="T14"/></text:p>
            <text:p text:style-name="P10"><text:span text:style-name="T14">This can be very time-consuming...</text:span></text:p>
          </draw:text-box>
        </draw:frame>
        <draw:line draw:style-name="gr11" draw:text-style-name="P2" draw:layer="layout" svg:x1="12.901cm" svg:y1="14.055cm" svg:x2="13.514cm" svg:y2="13.02cm">
          <text:p/>
        </draw:line>
        <draw:frame presentation:style-name="pr5" draw:text-style-name="P12" draw:layer="layout" svg:width="25.199cm" svg:height="3.507cm" svg:x="1.4cm" svg:y="0.837cm" presentation:class="title">
          <draw:text-box>
            <text:p><text:span text:style-name="T25">Induction is har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 presentation:use-date-time-name="dtd1">
        <draw:frame presentation:style-name="pr4" draw:text-style-name="P10" draw:layer="layout" svg:width="26.099cm" svg:height="14.219cm" svg:x="0.807cm" svg:y="4.735cm" presentation:class="subtitle" presentation:user-transformed="true">
          <draw:text-box>
            <text:list text:style-name="L2">
              <text:list-item>
                <text:p text:style-name="P10">We have to induce <text:span text:style-name="T26">an entire KB</text:span> of hypes.</text:p>
              </text:list-item>
              <text:list-item>
                <text:p text:style-name="P10">Which requires a <text:span text:style-name="T26">hype space search</text:span> of depth <text:span text:style-name="T27">h</text:span> and branching factor <text:span text:style-name="T27">b</text:span><text:span text:style-name="T28">H</text:span>.</text:p>
              </text:list-item>
              <text:list-item>
                <text:p text:style-name="P10">Each candidate has a score, the score depends on |<text:span text:style-name="T27">E|</text:span> <text:span text:style-name="T26">experiences</text:span>.</text:p>
              </text:list-item>
              <text:list-item>
                <text:p text:style-name="P10">For each experience, we need to perform 1 <text:span text:style-name="T26">proof search</text:span> of depth <text:span text:style-name="T27">d</text:span> with branching factor <text:span text:style-name="T27">b</text:span><text:span text:style-name="T28">K</text:span>.<text:line-break/></text:p>
              </text:list-item>
            </text:list>
            <text:p><text:span text:style-name="T22">complexity = |KB| </text:span><text:span text:style-name="T29">●</text:span><text:span text:style-name="T22"> b</text:span><text:span text:style-name="T30">H</text:span><text:span text:style-name="T31">h</text:span><text:span text:style-name="T22"> </text:span><text:span text:style-name="T32">●</text:span><text:span text:style-name="T22"> |E| </text:span><text:span text:style-name="T32">●</text:span><text:span text:style-name="T22"> b</text:span><text:span text:style-name="T30">K</text:span><text:span text:style-name="T31">d</text:span></text:p>
            <text:p><text:span text:style-name="T33"><text:tab/></text:span><text:span text:style-name="T33"><text:tab/></text:span><text:span text:style-name="T33"><text:tab/></text:span><text:span text:style-name="T33"><text:tab/></text:span><text:span text:style-name="T33"> <text:s/></text:span><text:span text:style-name="T34">≈</text:span><text:span text:style-name="T35"> </text:span><text:span text:style-name="T35">|E| </text:span><text:span text:style-name="T36">●</text:span><text:span text:style-name="T35"> deduction</text:span><text:span text:style-name="T31">2</text:span></text:p>
          </draw:text-box>
        </draw:frame>
        <draw:frame presentation:style-name="pr5" draw:text-style-name="P12" draw:layer="layout" svg:width="25.199cm" svg:height="3.507cm" svg:x="1.4cm" svg:y="0.837cm" presentation:class="title">
          <draw:text-box>
            <text:p><text:span text:style-name="T25">Induction is </text:span><text:span text:style-name="T37">extemely</text:span><text:span text:style-name="T25"> har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draw:style-name="gr12" draw:text-style-name="P14" draw:layer="layout" svg:width="1.977cm" svg:height="2.58cm" svg:x="13.083cm" svg:y="14.789cm">
          <draw:text-box>
            <text:p text:style-name="P13"><text:span text:style-name="T38"></text:span></text:p>
          </draw:text-box>
        </draw:frame>
        <draw:custom-shape draw:style-name="gr3" draw:text-style-name="P15" draw:layer="layout" svg:width="9.357cm" svg:height="4.026cm" svg:x="0.854cm" svg:y="16.072cm">
          <text:p text:style-name="P2"><text:span text:style-name="T39">Starts with the</text:span></text:p>
          <text:p text:style-name="P2"><text:span text:style-name="T39"><text:s/>“</text:span><text:span text:style-name="T39">empty” formula</text:span></text:p>
          <text:p text:style-name="P2"><text:span text:style-name="T39">or “bottom clause”</text:span></text:p>
          <draw:enhanced-geometry svg:viewBox="0 0 21600 21600" draw:text-areas="800 800 20800 20800" draw:type="round-rectangular-callout" draw:modifiers="27220.4317161787 2070.42463372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6" draw:layer="layout" svg:width="6.89cm" svg:height="1.212cm" svg:x="3.872cm" svg:y="10.757cm">
          <draw:text-box>
            <text:p><text:span text:style-name="T40">female(john)</text:span></text:p>
          </draw:text-box>
        </draw:frame>
        <draw:frame draw:style-name="gr13" draw:text-style-name="P16" draw:layer="layout" svg:width="6.25cm" svg:height="1.212cm" svg:x="19.431cm" svg:y="10.755cm">
          <draw:text-box>
            <text:p><text:span text:style-name="T40">female(X)</text:span></text:p>
          </draw:text-box>
        </draw:frame>
        <draw:frame draw:style-name="gr13" draw:text-style-name="P16" draw:layer="layout" svg:width="6.899cm" svg:height="1.212cm" svg:x="11.532cm" svg:y="10.756cm">
          <draw:text-box>
            <text:p><text:span text:style-name="T40">female(mary)</text:span></text:p>
          </draw:text-box>
        </draw:frame>
        <draw:frame draw:style-name="gr14" draw:text-style-name="P16" draw:layer="layout" svg:width="14.46cm" svg:height="2.169cm" svg:x="0.383cm" svg:y="6.625cm">
          <draw:text-box>
            <text:p><text:span text:style-name="T40">female(mary)</text:span><text:span text:style-name="T41">→</text:span><text:span text:style-name="T40">long-hair(X)</text:span></text:p>
          </draw:text-box>
        </draw:frame>
        <draw:frame draw:style-name="gr15" draw:text-style-name="P16" draw:layer="layout" svg:width="12.276cm" svg:height="2.169cm" svg:x="14.9cm" svg:y="6.977cm">
          <draw:text-box>
            <text:p><text:span text:style-name="T40">female(X)</text:span><text:span text:style-name="T41">→</text:span><text:span text:style-name="T40">long-hair(X)</text:span></text:p>
          </draw:text-box>
        </draw:frame>
        <draw:frame draw:style-name="gr5" draw:text-style-name="P17" draw:layer="layout" svg:width="10.323cm" svg:height="2.454cm" svg:x="1.919cm" svg:y="2.032cm">
          <draw:text-box>
            <text:p><text:span text:style-name="T15">Search tree</text:span></text:p>
          </draw:text-box>
        </draw:frame>
        <draw:line draw:style-name="gr16" draw:text-style-name="P2" draw:layer="layout" svg:x1="8.081cm" svg:y1="12.213cm" svg:x2="13.526cm" svg:y2="15.472cm">
          <text:p/>
        </draw:line>
        <draw:line draw:style-name="gr16" draw:text-style-name="P2" draw:layer="layout" svg:x1="14.102cm" svg:y1="12.099cm" svg:x2="13.909cm" svg:y2="15.166cm">
          <text:p/>
        </draw:line>
        <draw:line draw:style-name="gr16" draw:text-style-name="P2" draw:layer="layout" svg:x1="21.618cm" svg:y1="12.061cm" svg:x2="14.255cm" svg:y2="15.396cm">
          <text:p/>
        </draw:line>
        <draw:line draw:style-name="gr16" draw:text-style-name="P2" draw:layer="layout" svg:x1="8.159cm" svg:y1="8.418cm" svg:x2="13.104cm" svg:y2="10.679cm">
          <text:p/>
        </draw:line>
        <draw:line draw:style-name="gr16" draw:text-style-name="P2" draw:layer="layout" svg:x1="20.159cm" svg:y1="8.609cm" svg:x2="21.271cm" svg:y2="10.794cm">
          <text:p/>
        </draw:line>
        <draw:custom-shape draw:style-name="gr3" draw:text-style-name="P18" draw:layer="layout" svg:width="10.409cm" svg:height="3.032cm" svg:x="16.816cm" svg:y="0.959cm">
          <text:p text:style-name="P2"><text:span text:style-name="T3">Generating increasingly</text:span></text:p>
          <text:p text:style-name="P2"><text:span text:style-name="T3">more complex formulae</text:span></text:p>
          <draw:enhanced-geometry svg:viewBox="0 0 21600 21600" draw:text-areas="800 800 20800 20800" draw:type="round-rectangular-callout" draw:modifiers="188.818443804035 39162.0178041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Some ILP systems</text:span></text:p>
          </draw:text-box>
        </draw:frame>
        <draw:frame presentation:style-name="pr6" draw:text-style-name="P8" draw:layer="layout" svg:width="8.465cm" svg:height="13.609cm" svg:x="3.733cm" svg:y="4.903cm" presentation:class="outline" presentation:user-transformed="true">
          <draw:text-box>
            <text:p><text:span text:style-name="T14">Top-down:</text:span></text:p>
            <text:p><text:span text:style-name="T42">FOCL</text:span></text:p>
            <text:p><text:span text:style-name="T42">FILP</text:span></text:p>
            <text:p><text:span text:style-name="T42">FOIL</text:span></text:p>
            <text:p><text:span text:style-name="T42">MIS</text:span></text:p>
            <text:p><text:span text:style-name="T42">HYPER</text:span></text:p>
          </draw:text-box>
        </draw:frame>
        <draw:frame presentation:style-name="pr7" draw:text-style-name="P8" draw:layer="layout" svg:width="12.296cm" svg:height="13.86cm" svg:x="14.311cm" svg:y="4.914cm" presentation:class="outline">
          <draw:text-box>
            <text:p><text:span text:style-name="T14">Bottom-up:</text:span></text:p>
            <text:p><text:span text:style-name="T42">rlgg</text:span></text:p>
            <text:p><text:span text:style-name="T42">Golem</text:span></text:p>
            <text:p><text:span text:style-name="T42">Cigol</text:span></text:p>
            <text:p><text:span text:style-name="T42">Clint</text:span></text:p>
            <text:p><text:span text:style-name="T42">Lop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date-time-name="dtd1">
        <draw:frame presentation:style-name="pr8" draw:layer="layout" svg:width="25.199cm" svg:height="17.936cm" svg:x="1.4cm" svg:y="0.837cm" presentation:class="subtitle">
          <draw:text-box>
            <text:p><text:span text:style-name="T25">Some learners we may explore</text:span></text:p>
            <text:p/>
            <text:list text:style-name="L4">
              <text:list-item>
                <text:p text:style-name="P10"><text:span text:style-name="T43">HYPER</text:span><text:line-break/>from Ivan Bratko's Prolog book</text:p>
              </text:list-item>
              <text:list-item>
                <text:p text:style-name="P10"><text:span text:style-name="T43">FOIL</text:span><text:line-break/>(first-order inductive learner)</text:p>
              </text:list-item>
              <text:list-item>
                <text:p text:style-name="P10"><text:span text:style-name="T43">Tracy</text:span><text:line-break/>because it “traces” proofs<text:line-break/>from the book <text:span text:style-name="T27">Inductive Logic Programming</text:span></text:p>
              </text:list-item>
              <text:list-item>
                <text:p text:style-name="P10"><text:span text:style-name="T43">Progol</text:span><text:line-break/>state-of-the-art program by Stephen Muggleton<text:line-break/>very fast but also hard to understa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 presentation:use-date-time-name="dtd1">
        <draw:frame presentation:style-name="pr9" draw:text-style-name="P11" draw:layer="layout" svg:width="25.199cm" svg:height="13.86cm" svg:x="1.4cm" svg:y="4.914cm" presentation:class="subtitle" presentation:user-transformed="true">
          <draw:text-box>
            <text:list text:style-name="L5">
              <text:list-item>
                <text:p text:style-name="P10"><text:span text:style-name="T14">Maintain a priority queue of hypes</text:span></text:p>
              </text:list-item>
              <text:list-item>
                <text:p text:style-name="P10"><text:span text:style-name="T14">Select first hype, and test for:</text:span></text:p>
                <text:p text:style-name="P10"><text:span text:style-name="T14"><text:s text:c="5"/></text:span><text:span text:style-name="T14">a) </text:span><text:span text:style-name="T44">completeness</text:span><text:span text:style-name="T14"><text:line-break/></text:span><text:span text:style-name="T14"> <text:s text:c="4"/>b) </text:span><text:span text:style-name="T44">consistency</text:span></text:p>
              </text:list-item>
              <text:list-item>
                <text:p text:style-name="P10"><text:span text:style-name="T14">If both tests succeed, return hype</text:span></text:p>
              </text:list-item>
              <text:list-item>
                <text:p text:style-name="P10"><text:span text:style-name="T44">Refine</text:span><text:span text:style-name="T14"> current hype</text:span></text:p>
              </text:list-item>
              <text:list-item>
                <text:p text:style-name="P10"><text:span text:style-name="T14">Put refinements onto priority queue, repeat</text:span></text:p>
              </text:list-item>
            </text:list>
          </draw:text-box>
        </draw:frame>
        <draw:frame presentation:style-name="pr5" draw:text-style-name="P12" draw:layer="layout" svg:width="25.199cm" svg:height="3.507cm" svg:x="1.4cm" svg:y="0.837cm" presentation:class="title">
          <draw:text-box>
            <text:p><text:span text:style-name="T25">How does HYPER wor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Completeness and consistency</text:span></text:p>
          </draw:text-box>
        </draw:frame>
        <draw:frame presentation:style-name="pr4" draw:text-style-name="P19" draw:layer="layout" svg:width="25.199cm" svg:height="13.86cm" svg:x="1.4cm" svg:y="4.914cm" presentation:class="subtitle">
          <draw:text-box>
            <text:p text:style-name="P10"><text:span text:style-name="T15">Complete</text:span><text:span text:style-name="T5"> =</text:span></text:p>
            <text:p text:style-name="P10"><text:span text:style-name="T5">Hype covers all </text:span><text:span text:style-name="T45">positive</text:span><text:span text:style-name="T5"> examples</text:span></text:p>
            <text:p text:style-name="P10"><text:span text:style-name="T5"/></text:p>
            <text:p text:style-name="P10"><text:span text:style-name="T15">Consistent</text:span><text:span text:style-name="T5"> =</text:span></text:p>
            <text:p text:style-name="P10"><text:span text:style-name="T5">Hype does </text:span><text:span text:style-name="T46">not</text:span><text:span text:style-name="T5"> cover any </text:span><text:span text:style-name="T45">negative</text:span><text:span text:style-name="T5"> exam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What is refinement?</text:span></text:p>
          </draw:text-box>
        </draw:frame>
        <draw:frame presentation:style-name="pr10" draw:text-style-name="P11" draw:layer="layout" svg:width="25.199cm" svg:height="13.609cm" svg:x="1.4cm" svg:y="5.039cm" presentation:class="subtitle" presentation:user-transformed="true">
          <draw:text-box>
            <text:p text:style-name="P10"><text:span text:style-name="T14">Refinement makes a hype </text:span><text:span text:style-name="T47">more specific</text:span><text:span text:style-name="T14"> via </text:span><text:span text:style-name="T22">specialization</text:span><text:span text:style-name="T14"> which is the opposite of </text:span><text:span text:style-name="T22">generalization</text:span><text:span text:style-name="T14">.</text:span></text:p>
            <text:p text:style-name="P10"><text:span text:style-name="T14"/></text:p>
            <text:p text:style-name="P10"><text:span text:style-name="T14">Refinement can be achieved by:</text:span></text:p>
            <text:list text:style-name="L6">
              <text:list-item>
                <text:p text:style-name="P10"><text:span text:style-name="T21">adding</text:span><text:span text:style-name="T14"> a literal to the clause; <text:s/>or</text:span></text:p>
              </text:list-item>
              <text:list-item>
                <text:p text:style-name="P10"><text:span text:style-name="T21">binding</text:span><text:span text:style-name="T14"> a variable to another variable or to a ter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 presentation:use-date-time-name="dtd1">
        <draw:frame presentation:style-name="pr11" draw:text-style-name="P12" draw:layer="layout" svg:width="17.986cm" svg:height="2.245cm" svg:x="0.893cm" svg:y="0.807cm" presentation:class="title" presentation:user-transformed="true">
          <draw:text-box>
            <text:p><text:span text:style-name="T25">Example of refinements</text:span></text:p>
          </draw:text-box>
        </draw:frame>
        <draw:frame draw:style-name="gr13" draw:text-style-name="P20" draw:layer="layout" svg:width="14.171cm" svg:height="2.503cm" svg:x="0.673cm" svg:y="3.813cm">
          <draw:text-box>
            <text:p><text:span text:style-name="T48">grandfather(X,Y) :-</text:span><text:span text:style-name="T48"><text:line-break/></text:span><text:span text:style-name="T48"> father(W,Z)</text:span></text:p>
          </draw:text-box>
        </draw:frame>
        <draw:frame draw:style-name="gr13" draw:text-style-name="P20" draw:id="id3" draw:layer="layout" svg:width="17.085cm" svg:height="2.503cm" svg:x="2.96cm" svg:y="7.715cm">
          <draw:text-box>
            <text:p><text:span text:style-name="T48">grandfather(X,Y) :-</text:span><text:span text:style-name="T48"><text:line-break/></text:span><text:span text:style-name="T48"> father(W,Z),father(U,V)</text:span></text:p>
          </draw:text-box>
        </draw:frame>
        <draw:frame draw:style-name="gr13" draw:text-style-name="P20" draw:id="id2" draw:layer="layout" svg:width="12.781cm" svg:height="2.503cm" svg:x="3.049cm" svg:y="12.109cm">
          <draw:text-box>
            <text:p><text:span text:style-name="T48">grandfather(X,Y) :-</text:span><text:span text:style-name="T48"><text:line-break/></text:span><text:span text:style-name="T48"> father(X,Z)</text:span></text:p>
          </draw:text-box>
        </draw:frame>
        <draw:frame draw:style-name="gr13" draw:text-style-name="P20" draw:id="id1" draw:layer="layout" svg:width="14.259cm" svg:height="2.503cm" svg:x="3.095cm" svg:y="16.413cm">
          <draw:text-box>
            <text:p><text:span text:style-name="T48">grandfather(X,Y) :-</text:span><text:span text:style-name="T48"><text:line-break/></text:span><text:span text:style-name="T48"> father(W,father-of(V))</text:span></text:p>
          </draw:text-box>
        </draw:frame>
        <draw:custom-shape draw:style-name="gr3" draw:text-style-name="P18" draw:layer="layout" svg:width="6.475cm" svg:height="4.484cm" svg:x="20.852cm" svg:y="1.391cm">
          <text:p text:style-name="P2"><text:span text:style-name="T3">Starting with</text:span></text:p>
          <text:p text:style-name="P2"><text:span text:style-name="T3">this hype,</text:span></text:p>
          <text:p text:style-name="P2"><text:span text:style-name="T3">we try to</text:span></text:p>
          <text:p text:style-name="P2"><text:span text:style-name="T3">refine it</text:span></text:p>
          <draw:enhanced-geometry svg:viewBox="0 0 21600 21600" draw:text-areas="800 800 20800 20800" draw:type="round-rectangular-callout" draw:modifiers="-25572.452130945 16413.1103678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7" draw:text-style-name="P2" draw:layer="layout" draw:type="curve" svg:x1="1.21cm" svg:y1="6.368cm" svg:x2="3.095cm" svg:y2="17.664cm" draw:end-shape="id1" draw:end-glue-point="3" svg:d="m1210 6368c1038 0 96 11296 1885 11296">
          <text:p/>
        </draw:connector>
        <draw:connector draw:style-name="gr17" draw:text-style-name="P2" draw:layer="layout" draw:type="curve" draw:line-skew="-0.476cm" svg:x1="1.166cm" svg:y1="6.503cm" svg:x2="3.049cm" svg:y2="13.36cm" draw:end-shape="id2" svg:d="m1166 6503c322 0-619 6857 1883 6857">
          <text:p/>
        </draw:connector>
        <draw:connector draw:style-name="gr17" draw:text-style-name="P2" draw:layer="layout" draw:type="curve" draw:line-skew="-0.141cm" svg:x1="1.3cm" svg:y1="6.413cm" svg:x2="2.96cm" svg:y2="8.966cm" draw:end-shape="id3" svg:d="m1300 6413c658 0-171 2553 1660 2553">
          <text:p/>
        </draw:connector>
        <draw:custom-shape draw:style-name="gr3" draw:text-style-name="P18" draw:layer="layout" svg:width="4.681cm" svg:height="2.646cm" svg:x="22.243cm" svg:y="7.624cm">
          <text:p text:style-name="P2"><text:span text:style-name="T3">adding a</text:span></text:p>
          <text:p text:style-name="P2"><text:span text:style-name="T3">new literal</text:span></text:p>
          <draw:enhanced-geometry svg:viewBox="0 0 21600 21600" draw:text-areas="800 800 20800 20800" draw:type="round-rectangular-callout" draw:modifiers="-20063.7334472448 13904.94899886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8" draw:layer="layout" svg:width="8.359cm" svg:height="2.512cm" svg:x="18.879cm" svg:y="11.616cm">
          <text:p text:style-name="P2"><text:span text:style-name="T3">binding variable W</text:span></text:p>
          <text:p text:style-name="P2"><text:span text:style-name="T3">to variable X</text:span></text:p>
          <draw:enhanced-geometry svg:viewBox="0 0 21600 21600" draw:text-areas="800 800 20800 20800" draw:type="round-rectangular-callout" draw:modifiers="-19693.2057416268 19648.8658973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8" draw:layer="layout" svg:width="8.027cm" svg:height="2.96cm" svg:x="19.194cm" svg:y="15.697cm">
          <text:p text:style-name="P2"><text:span text:style-name="T3">binding Z with new</text:span></text:p>
          <text:p text:style-name="P2"><text:span text:style-name="T3">term “father-of(V)”</text:span></text:p>
          <draw:enhanced-geometry svg:viewBox="0 0 21600 21600" draw:text-areas="800 800 20800 20800" draw:type="round-rectangular-callout" draw:modifiers="-4947.98206278027 17653.4954407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What makes induction slow?</text:span></text:p>
          </draw:text-box>
        </draw:frame>
        <draw:frame presentation:style-name="pr12" draw:text-style-name="P11" draw:layer="layout" svg:width="25.199cm" svg:height="14.176cm" svg:x="1.4cm" svg:y="4.756cm" presentation:class="subtitle" presentation:user-transformed="true">
          <draw:text-box>
            <text:list text:style-name="L7">
              <text:list-item>
                <text:p text:style-name="P10"><text:span text:style-name="T22">Too many hypes</text:span><text:span text:style-name="T14"><text:line-break/></text:span><text:span text:style-name="T14">– large KB, slows down inference</text:span><text:span text:style-name="T14"><text:line-break/></text:span><text:span text:style-name="T14"/></text:p>
              </text:list-item>
              <text:list-item>
                <text:p text:style-name="P10"><text:span text:style-name="T22">“</text:span><text:span text:style-name="T22">Interdependence”</text:span><text:span text:style-name="T14"><text:line-break/></text:span><text:span text:style-name="T14">– hypes depend on other hypes,</text:span><text:span text:style-name="T14"><text:line-break/></text:span><text:span text:style-name="T14">and all hypes keep changing</text:span><text:span text:style-name="T14"><text:line-break/></text:span><text:span text:style-name="T14"/></text:p>
              </text:list-item>
              <text:list-item>
                <text:p text:style-name="P10"><text:span text:style-name="T22">Scoring even 1 hype is slow</text:span><text:span text:style-name="T14"><text:line-break/></text:span><text:span text:style-name="T14">– requires many inferen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Some <text:s/>ideas for speedup</text:span></text:p>
          </draw:text-box>
        </draw:frame>
        <draw:frame presentation:style-name="pr13" draw:text-style-name="P22" draw:layer="layout" svg:width="25.199cm" svg:height="13.927cm" svg:x="1.4cm" svg:y="4.88cm" presentation:class="subtitle" presentation:user-transformed="true">
          <draw:text-box>
            <text:list text:style-name="L8">
              <text:list-item>
                <text:p text:style-name="P10"><text:span text:style-name="T49">“</text:span><text:span text:style-name="T50">Associative recall</text:span><text:span text:style-name="T49">”</text:span><text:span text:style-name="T49"><text:line-break/></text:span><text:span text:style-name="T49">Recall similar experiences before generalizing over them</text:span></text:p>
              </text:list-item>
              <text:list-item>
                <text:p text:style-name="P10"><text:span text:style-name="T49">“</text:span><text:span text:style-name="T50">Sleep</text:span><text:span text:style-name="T49">”</text:span><text:span text:style-name="T49"><text:line-break/></text:span><text:span text:style-name="T49">Record experiences during the day and </text:span><text:span text:style-name="T51">batch process</text:span><text:span text:style-name="T49"> them at night</text:span></text:p>
              </text:list-item>
              <text:list-item>
                <text:p text:style-name="P10"><text:span text:style-name="T49">“</text:span><text:span text:style-name="T50">Amoeba</text:span><text:span text:style-name="T49">”</text:span><text:span text:style-name="T49"><text:line-break/></text:span><text:span text:style-name="T49">Create </text:span><text:span text:style-name="T51">big</text:span><text:span text:style-name="T49">, </text:span><text:span text:style-name="T51">fuzzy</text:span><text:span text:style-name="T49">, and </text:span><text:span text:style-name="T51">mobile</text:span><text:span text:style-name="T49"> hypes that move </text:span><text:span text:style-name="T51">randomly</text:span><text:span text:style-name="T49"> in hype space</text:span></text:p>
              </text:list-item>
              <text:list-item>
                <text:p text:style-name="P10"><text:span text:style-name="T52">“</text:span><text:span text:style-name="T50">Phased development</text:span><text:span text:style-name="T52">”</text:span><text:span text:style-name="T49"><text:line-break/></text:span><text:span text:style-name="T49">Learn the most-frequently-true hypes first</text:span></text:p>
              </text:list-item>
            </text:list>
          </draw:text-box>
        </draw:frame>
        <draw:frame draw:style-name="gr13" draw:text-style-name="P23" draw:layer="layout" svg:width="5.022cm" svg:height="1.517cm" svg:x="7.279cm" svg:y="0.404cm">
          <draw:text-box>
            <text:p><text:span text:style-name="T53">untested</text:span></text:p>
          </draw:text-box>
        </draw:frame>
        <draw:frame draw:style-name="gr18" draw:text-style-name="P24" draw:layer="layout" svg:width="1.345cm" svg:height="1.987cm" svg:x="8.879cm" svg:y="2.646cm">
          <draw:text-box>
            <text:p><text:span text:style-name="T54">^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 presentation:use-date-time-name="dtd1">
        <draw:frame presentation:style-name="pr14" draw:text-style-name="P12" draw:layer="layout" svg:width="25.199cm" svg:height="3.256cm" svg:x="1.4cm" svg:y="0.962cm" presentation:class="title">
          <draw:text-box>
            <text:p text:style-name="P12"><text:span text:style-name="T25">How does Tracy work?</text:span>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draw:frame draw:style-name="gr19" draw:text-style-name="P2" draw:layer="layout" svg:width="8.466cm" svg:height="8.466cm" svg:x="9.925cm" svg:y="7.588cm">
          <draw:image xlink:href="../Downloads/pics/under_construction_icon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 presentation:use-date-time-name="dtd1">
        <draw:frame presentation:style-name="pr14" draw:text-style-name="P12" draw:layer="layout" svg:width="25.199cm" svg:height="3.256cm" svg:x="1.4cm" svg:y="0.962cm" presentation:class="title">
          <draw:text-box>
            <text:p text:style-name="P12"><text:span text:style-name="T25">How does FOIL work?</text:span>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draw:frame draw:style-name="gr19" draw:text-style-name="P2" draw:layer="layout" svg:width="8.466cm" svg:height="8.466cm" svg:x="9.898cm" svg:y="7.588cm">
          <draw:image xlink:href="../Downloads/pics/under_construction_icon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 presentation:use-date-time-name="dtd1">
        <draw:frame presentation:style-name="pr14" draw:text-style-name="P12" draw:layer="layout" svg:width="25.199cm" svg:height="3.256cm" svg:x="1.4cm" svg:y="0.962cm" presentation:class="title">
          <draw:text-box>
            <text:p text:style-name="P12"><text:span text:style-name="T25">How does Progol work?</text:span>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draw:frame draw:style-name="gr19" draw:text-style-name="P2" draw:layer="layout" svg:width="8.466cm" svg:height="8.466cm" svg:x="9.917cm" svg:y="7.578cm">
          <draw:image xlink:href="../Downloads/pics/under_construction_icon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rice-paper" xlink:href="Pictures/10000000000002580000018C3661335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rice-paper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ice-pap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4-13T20:51:34.42</meta:creation-date>
    <meta:editing-duration>PT164H41M14S</meta:editing-duration>
    <meta:editing-cycles>24</meta:editing-cycles>
    <dc:date>2010-07-01T17:09:38.71</dc:date>
    <dc:creator>King Yin Yan</dc:creator>
    <meta:generator>OpenOffice.org/3.2$Win32 OpenOffice.org_project/320m12$Build-9483</meta:generator>
    <meta:document-statistic meta:object-count="136"/>
  </office:meta>
</office:document-meta>
</file>